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ef7" officeooo:paragraph-rsid="0018cef7"/>
    </style:style>
    <style:style style:name="P2" style:family="paragraph" style:parent-style-name="Standard">
      <style:text-properties officeooo:rsid="0018cef7" officeooo:paragraph-rsid="00196748"/>
    </style:style>
    <style:style style:name="P3" style:family="paragraph" style:parent-style-name="Standard">
      <style:text-properties fo:font-style="italic" officeooo:rsid="00196748" officeooo:paragraph-rsid="00196748" style:font-style-asian="italic" style:font-style-complex="italic"/>
    </style:style>
    <style:style style:name="P4" style:family="paragraph" style:parent-style-name="Standard">
      <style:text-properties fo:font-style="italic" officeooo:rsid="00196748" officeooo:paragraph-rsid="0018cef7" style:font-style-asian="italic" style:font-style-complex="italic"/>
    </style:style>
    <style:style style:name="P5" style:family="paragraph" style:parent-style-name="Standard">
      <style:text-properties fo:font-style="italic" officeooo:rsid="001c78f7" officeooo:paragraph-rsid="001c78f7" style:font-style-asian="italic" style:font-style-complex="italic"/>
    </style:style>
    <style:style style:name="P6" style:family="paragraph" style:parent-style-name="Standard">
      <style:text-properties fo:font-style="italic" officeooo:rsid="0018cef7" officeooo:paragraph-rsid="0018cef7" style:font-style-asian="italic" style:font-style-complex="italic"/>
    </style:style>
    <style:style style:name="T1" style:family="text">
      <style:text-properties officeooo:rsid="001ba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s Git</text:p>
      <text:p text:style-name="P1"/>
      <text:p text:style-name="P2"/>
      <text:p text:style-name="P3">Configure le pseudo :</text:p>
      <text:p text:style-name="P1"/>
      <text:p text:style-name="P1">git config --global --add user.name "evlrs"</text:p>
      <text:p text:style-name="P1"/>
      <text:p text:style-name="P3">Configure l’<text:span text:style-name="T1">email</text:span>:</text:p>
      <text:p text:style-name="P3"/>
      <text:p text:style-name="P1">git config --global --add user.mail "<text:a xlink:type="simple" xlink:href="mailto:e.laurans29@gmail.com" text:style-name="Internet_20_link" text:visited-style-name="Visited_20_Internet_20_Link">e.laurans29@gmail.com</text:a>"</text:p>
      <text:p text:style-name="P4"/>
      <text:p text:style-name="P3">Configuration classique :</text:p>
      <text:p text:style-name="P1">git config --global --add emacsclient -c</text:p>
      <text:p text:style-name="P1"/>
      <text:p text:style-name="P1">git config --global core.editor emacsclient -c</text:p>
      <text:p text:style-name="P1"/>
      <text:p text:style-name="P1">git config --global pull.rebase true</text:p>
      <text:p text:style-name="P1"/>
      <text:p text:style-name="P5">Initialisation du dépôt local dans le dossier voulus :</text:p>
      <text:p text:style-name="P1"/>
      <text:p text:style-name="P1">cd ./Documents/Git</text:p>
      <text:p text:style-name="P1"/>
      <text:p text:style-name="P1">git init</text:p>
      <text:p text:style-name="P6"/>
      <text:p text:style-name="P5">Clonage du git dans le dossier :</text:p>
      <text:p text:style-name="P1"/>
      <text:p text:style-name="P1">git clone <text:a xlink:type="simple" xlink:href="https://github.com/evlrs/Labyrinthe.git" text:style-name="Internet_20_link" text:visited-style-name="Visited_20_Internet_20_Link">https://github.com/evlrs/Labyrinthe.git</text:a></text:p>
      <text:p text:style-name="P1"/>
      <text:p text:style-name="P5">Création typique d’un fichier dans le dépôt local :</text:p>
      <text:p text:style-name="P5"/>
      <text:p text:style-name="P1">touch 'inutile.txt'</text:p>
      <text:p text:style-name="P1"/>
      <text:p text:style-name="P1">git add . </text:p>
      <text:p text:style-name="P5">(Permet de suivre ytus les fichiers au git)</text:p>
      <text:p text:style-name="P1"/>
      <text:p text:style-name="P5">Suppresion d’un fichier sur git :</text:p>
      <text:p text:style-name="P5"/>
      <text:p text:style-name="P1">git reset inutile.txt</text:p>
      <text:p text:style-name="P1"/>
      <text:p text:style-name="P5">Avant chaque développement et chaque push : </text:p>
      <text:p text:style-name="P1"/>
      <text:p text:style-name="P1">git status </text:p>
      <text:p text:style-name="P5">(Affiche tout les modification faite et les messages d’autres utilisateurs)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10:29:29.008829167</meta:creation-date>
    <dc:date>2021-06-14T10:50:41.452373960</dc:date>
    <meta:editing-duration>PT21M1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21" meta:character-count="769" meta:non-whitespace-character-count="676"/>
  </office:meta>
</office:document-meta>
</file>